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style:font-size-asian="20pt" style:font-size-complex="20pt"/>
    </style:style>
    <style:style style:name="P2" style:family="paragraph" style:parent-style-name="Standard">
      <style:text-properties officeooo:paragraph-rsid="0002a267"/>
    </style:style>
    <style:style style:name="P3" style:family="paragraph" style:parent-style-name="Standard">
      <style:text-properties officeooo:paragraph-rsid="0002a267"/>
    </style:style>
    <style:style style:name="P4" style:family="paragraph" style:parent-style-name="Standard">
      <style:text-properties officeooo:paragraph-rsid="0003b90b"/>
    </style:style>
    <style:style style:name="T1" style:family="text">
      <style:text-properties officeooo:rsid="0002a267"/>
    </style:style>
    <style:style style:name="T2" style:family="text">
      <style:text-properties style:font-name="Liberation Sans" fo:font-size="20pt" officeooo:rsid="0002a267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7cm" svg:y="1.515cm" svg:width="9.906cm" svg:height="3.81cm" draw:z-index="0">
        <draw:text-box>
          <text:p text:style-name="Standard"><text:line-break/><text:line-break/><text:span text:style-name="T2"><text:tab/><text:tab/>MISSION</text:span></text:p>
        </draw:text-box>
      </draw:frame>
      <draw:frame draw:style-name="fr1" draw:name="Frame2" text:anchor-type="page" text:anchor-page-number="1" svg:x="10.627cm" svg:y="1.515cm" svg:width="9.906cm" svg:height="3.81cm" draw:z-index="1">
        <draw:text-box>
          <text:p text:style-name="Standard"><text:line-break/><text:line-break/><text:span text:style-name="T2"><text:tab/><text:tab/>MISSION</text:span></text:p>
        </draw:text-box>
      </draw:frame>
      <draw:frame draw:style-name="fr1" draw:name="Frame3" text:anchor-type="page" text:anchor-page-number="1" svg:x="0.467cm" svg:y="5.325cm" svg:width="9.906cm" svg:height="3.81cm" draw:z-index="2">
        <draw:text-box>
          <text:p text:style-name="P1"><text:line-break/><text:line-break/><text:span text:style-name="T1"><text:tab/><text:tab/>MISSION</text:span></text:p>
        </draw:text-box>
      </draw:frame>
      <draw:frame draw:style-name="fr1" draw:name="Frame4" text:anchor-type="page" text:anchor-page-number="1" svg:x="10.627cm" svg:y="5.325cm" svg:width="9.906cm" svg:height="3.81cm" draw:z-index="3">
        <draw:text-box>
          <text:p text:style-name="P2"><text:line-break/><text:line-break/><text:span text:style-name="T2"><text:tab/><text:tab/>MISSION</text:span></text:p>
        </draw:text-box>
      </draw:frame>
      <draw:frame draw:style-name="fr1" draw:name="Frame5" text:anchor-type="page" text:anchor-page-number="1" svg:x="0.467cm" svg:y="9.135cm" svg:width="9.906cm" svg:height="3.81cm" draw:z-index="4">
        <draw:text-box>
          <text:p text:style-name="P2"><text:line-break/><text:line-break/><text:span text:style-name="T2"><text:tab/><text:tab/>MISSION</text:span></text:p>
        </draw:text-box>
      </draw:frame>
      <draw:frame draw:style-name="fr1" draw:name="Frame6" text:anchor-type="page" text:anchor-page-number="1" svg:x="10.627cm" svg:y="9.135cm" svg:width="9.906cm" svg:height="3.81cm" draw:z-index="5">
        <draw:text-box>
          <text:p text:style-name="P2"><text:line-break/><text:line-break/><text:span text:style-name="T2"><text:tab/><text:tab/>MISSION</text:span></text:p>
        </draw:text-box>
      </draw:frame>
      <draw:frame draw:style-name="fr1" draw:name="Frame7" text:anchor-type="page" text:anchor-page-number="1" svg:x="0.467cm" svg:y="12.945cm" svg:width="9.906cm" svg:height="3.81cm" draw:z-index="6">
        <draw:text-box>
          <text:p text:style-name="P2"><text:line-break/><text:line-break/><text:span text:style-name="T2"><text:tab/><text:tab/>MISSION</text:span></text:p>
        </draw:text-box>
      </draw:frame>
      <draw:frame draw:style-name="fr1" draw:name="Frame8" text:anchor-type="page" text:anchor-page-number="1" svg:x="10.627cm" svg:y="12.945cm" svg:width="9.906cm" svg:height="3.81cm" draw:z-index="7">
        <draw:text-box>
          <text:p text:style-name="P2"><text:line-break/><text:line-break/><text:span text:style-name="T2"><text:tab/><text:tab/>MISSION</text:span></text:p>
        </draw:text-box>
      </draw:frame>
      <draw:frame draw:style-name="fr1" draw:name="Frame9" text:anchor-type="page" text:anchor-page-number="1" svg:x="0.467cm" svg:y="16.755cm" svg:width="9.906cm" svg:height="3.81cm" draw:z-index="8">
        <draw:text-box>
          <text:p text:style-name="P2"/>
          <text:p text:style-name="P2"><text:line-break/><text:line-break/><text:span text:style-name="T2"><text:tab/><text:tab/>MISSION</text:span></text:p>
        </draw:text-box>
      </draw:frame>
      <draw:frame draw:style-name="fr1" draw:name="Frame10" text:anchor-type="page" text:anchor-page-number="1" svg:x="10.627cm" svg:y="16.755cm" svg:width="9.906cm" svg:height="3.81cm" draw:z-index="9">
        <draw:text-box>
          <text:p text:style-name="P2"/>
          <text:p text:style-name="P2"><text:line-break/><text:line-break/><text:span text:style-name="T2"><text:tab/><text:tab/>MISSION</text:span></text:p>
        </draw:text-box>
      </draw:frame>
      <draw:frame draw:style-name="fr1" draw:name="Frame11" text:anchor-type="page" text:anchor-page-number="1" svg:x="0.467cm" svg:y="20.565cm" svg:width="9.906cm" svg:height="3.81cm" draw:z-index="10">
        <draw:text-box>
          <text:p text:style-name="P2"/>
          <text:p text:style-name="P2"><text:line-break/><text:line-break/><text:span text:style-name="T2"><text:tab/><text:tab/>MISSION</text:span></text:p>
        </draw:text-box>
      </draw:frame>
      <draw:frame draw:style-name="fr1" draw:name="Frame12" text:anchor-type="page" text:anchor-page-number="1" svg:x="10.627cm" svg:y="20.565cm" svg:width="9.906cm" svg:height="3.81cm" draw:z-index="11">
        <draw:text-box>
          <text:p text:style-name="P2"/>
          <text:p text:style-name="P2"><text:line-break/><text:line-break/><text:span text:style-name="T2"><text:tab/><text:tab/>MISSION</text:span></text:p>
        </draw:text-box>
      </draw:frame>
      <draw:frame draw:style-name="fr1" draw:name="Frame13" text:anchor-type="page" text:anchor-page-number="1" svg:x="0.467cm" svg:y="24.375cm" svg:width="9.906cm" svg:height="3.81cm" draw:z-index="12">
        <draw:text-box>
          <text:p text:style-name="P2"/>
          <text:p text:style-name="P2"><text:line-break/><text:line-break/><text:span text:style-name="T2"><text:tab/><text:tab/>MISSION</text:span></text:p>
        </draw:text-box>
      </draw:frame>
      <draw:frame draw:style-name="fr1" draw:name="Frame14" text:anchor-type="page" text:anchor-page-number="1" svg:x="10.627cm" svg:y="24.375cm" svg:width="9.906cm" svg:height="3.81cm" draw:z-index="13">
        <draw:text-box>
          <text:p text:style-name="P4"><text:line-break/></text:p>
          <text:p text:style-name="P4"><text:line-break/><text:span text:style-name="T2"><text:tab/><text:tab/>MISSION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06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1.515cm" fo:margin-bottom="0cm" fo:margin-left="0.46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19:20.674401800</meta:creation-date>
    <dc:date>2017-04-14T22:07:56.165613298</dc:date>
    <meta:editing-duration>PT4M5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14" meta:character-count="154" meta:non-whitespace-character-count="98"/>
  </office:meta>
</office:document-meta>
</file>